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 Sharp" style:font-name-complex="Lohit Devanagari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5" table:number-rows-spanned="1">
            <text:p>Implementation # 1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Samples</text:p>
          </table:table-cell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SpeedUp</text:p>
          </table:table-cell>
          <table:table-cell/>
          <table:table-cell office:value-type="string" calcext:value-type="string" table:number-columns-spanned="2" table:number-rows-spanned="1">
            <text:p>Schedule For Calc</text:p>
          </table:table-cell>
          <table:covered-table-cell/>
          <table:table-cell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0102" calcext:value-type="float">
            <text:p>0.00102</text:p>
          </table:table-cell>
          <table:table-cell table:style-name="ce3" office:value-type="string" calcext:value-type="string">
            <text:p>N/A</text:p>
          </table:table-cell>
          <table:table-cell/>
          <table:table-cell office:value-type="string" calcext:value-type="string">
            <text:p>Schedule </text:p>
          </table:table-cell>
          <table:table-cell office:value-type="string" calcext:value-type="string">
            <text:p>Chunksize</text:p>
          </table:table-cell>
          <table:table-cell office:value-type="string" calcext:value-type="string">
            <text:p>Speedup(1024)</text:p>
          </table:table-cell>
        </table:table-row>
        <table:table-row table:style-name="ro1">
          <table:table-cell office:value-type="string" calcext:value-type="string">
            <text:p>Serial Time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00073" calcext:value-type="float">
            <text:p>0.00073</text:p>
          </table:table-cell>
          <table:table-cell table:formula="of:=[.E3]/[.E4]" office:value-type="float" office:value="1.3972602739726" calcext:value-type="float">
            <text:p>1.397260274</text:p>
          </table:table-cell>
          <table:table-cell/>
          <table:table-cell office:value-type="string" calcext:value-type="string">
            <text:p>Static</text:p>
          </table:table-cell>
          <table:table-cell office:value-type="string" calcext:value-type="string">
            <text:p>not specified</text:p>
          </table:table-cell>
          <table:table-cell office:value-type="string" calcext:value-type="string">
            <text:p>~3.68</text:p>
          </table:table-cell>
        </table:table-row>
        <table:table-row table:style-name="ro1">
          <table:table-cell office:value-type="float" office:value="1.427121" calcext:value-type="float">
            <text:p>1.427121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0.0043" calcext:value-type="float">
            <text:p>0.0043</text:p>
          </table:table-cell>
          <table:table-cell table:formula="of:=[.E3]/[.E5]" office:value-type="float" office:value="0.237209302325581" calcext:value-type="float">
            <text:p>0.2372093023</text:p>
          </table:table-cell>
          <table:table-cell/>
          <table:table-cell office:value-type="string" calcext:value-type="string">
            <text:p>Sta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3.64</text:p>
          </table:table-cell>
        </table:table-row>
        <table:table-row table:style-name="ro1">
          <table:table-cell office:value-type="float" office:value="0.024125" calcext:value-type="float">
            <text:p>0.02412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39407" calcext:value-type="float">
            <text:p>0.039407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Stat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~3.57</text:p>
          </table:table-cell>
        </table:table-row>
        <table:table-row table:style-name="ro1">
          <table:table-cell office:value-type="float" office:value="0.000472" calcext:value-type="float">
            <text:p>0.00047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011829" calcext:value-type="float">
            <text:p>0.011829</text:p>
          </table:table-cell>
          <table:table-cell table:formula="of:=[.E6]/[.E7]" office:value-type="float" office:value="3.33138895933722" calcext:value-type="float">
            <text:p>3.3313889593</text:p>
          </table:table-cell>
          <table:table-cell/>
          <table:table-cell office:value-type="string" calcext:value-type="string">
            <text:p>Stati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~3.00</text:p>
          </table:table-cell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0.029939" calcext:value-type="float">
            <text:p>0.029939</text:p>
          </table:table-cell>
          <table:table-cell table:formula="of:=[.E6]/[.E8]" office:value-type="float" office:value="1.31624302748923" calcext:value-type="float">
            <text:p>1.3162430275</text:p>
          </table:table-cell>
          <table:table-cell/>
          <table:table-cell office:value-type="string" calcext:value-type="string">
            <text:p>Dynamic</text:p>
          </table:table-cell>
          <table:table-cell office:value-type="string" calcext:value-type="string">
            <text:p>not specified</text:p>
          </table:table-cell>
          <table:table-cell office:value-type="string" calcext:value-type="string">
            <text:p>~3.56</text:p>
          </table:table-cell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.2293032" calcext:value-type="float">
            <text:p>2.2293032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3.61</text:p>
          </table:table-cell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.620617" calcext:value-type="float">
            <text:p>0.620617</text:p>
          </table:table-cell>
          <table:table-cell table:formula="of:=[.E9]/[.E10]" office:value-type="float" office:value="3.59207562796378" calcext:value-type="float">
            <text:p>3.592075628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~3.61</text:p>
          </table:table-cell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0.832535" calcext:value-type="float">
            <text:p>0.832535</text:p>
          </table:table-cell>
          <table:table-cell table:formula="of:=[.E9]/[.E11]" office:value-type="float" office:value="2.67772910448209" calcext:value-type="float">
            <text:p>2.6777291045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~2.9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uide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~3.5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 table:number-columns-spanned="2" table:number-rows-spanned="1">
            <text:p>Schedule For Jordan</text:p>
          </table:table-cell>
          <table:covered-table-cell/>
          <table:table-cell/>
        </table:table-row>
        <table:table-row table:style-name="ro1">
          <table:table-cell table:number-columns-repeated="2"/>
          <table:table-cell table:style-name="ce1" office:value-type="string" calcext:value-type="string" table:number-columns-spanned="5" table:number-rows-spanned="1">
            <text:p>Best Implementation # 4 – added extra temp</text:p>
          </table:table-cell>
          <table:covered-table-cell table:number-columns-repeated="4"/>
          <table:table-cell office:value-type="string" calcext:value-type="string">
            <text:p>Schedule </text:p>
          </table:table-cell>
          <table:table-cell office:value-type="string" calcext:value-type="string">
            <text:p>Chunksize</text:p>
          </table:table-cell>
          <table:table-cell office:value-type="string" calcext:value-type="string">
            <text:p>Speedup(1024)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amples</text:p>
          </table:table-cell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SpeedUp</text:p>
          </table:table-cell>
          <table:table-cell/>
          <table:table-cell office:value-type="string" calcext:value-type="string">
            <text:p>Static</text:p>
          </table:table-cell>
          <table:table-cell office:value-type="string" calcext:value-type="string">
            <text:p>not specified</text:p>
          </table:table-cell>
          <table:table-cell office:value-type="string" calcext:value-type="string">
            <text:p>~3.68</text:p>
          </table:table-cell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01115" calcext:value-type="float">
            <text:p>0.001115</text:p>
          </table:table-cell>
          <table:table-cell table:style-name="ce2"/>
          <table:table-cell/>
          <table:table-cell office:value-type="string" calcext:value-type="string">
            <text:p>Sta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3.41</text:p>
          </table:table-cell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00045" calcext:value-type="float">
            <text:p>0.00045</text:p>
          </table:table-cell>
          <table:table-cell table:formula="of:=[.E17]/[.E18]" office:value-type="float" office:value="2.47777777777778" calcext:value-type="float">
            <text:p>2.4777777778</text:p>
          </table:table-cell>
          <table:table-cell/>
          <table:table-cell office:value-type="string" calcext:value-type="string">
            <text:p>Stat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~3.62</text:p>
          </table:table-cell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0.016508" calcext:value-type="float">
            <text:p>0.016508</text:p>
          </table:table-cell>
          <table:table-cell table:formula="of:=[.E17]/[.E19]" office:value-type="float" office:value="0.0675430094499637" calcext:value-type="float">
            <text:p>0.0675430094</text:p>
          </table:table-cell>
          <table:table-cell/>
          <table:table-cell office:value-type="string" calcext:value-type="string">
            <text:p>Stati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~3.62</text:p>
          </table:table-cell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47742" calcext:value-type="float">
            <text:p>0.047742</text:p>
          </table:table-cell>
          <table:table-cell table:number-columns-repeated="2"/>
          <table:table-cell office:value-type="string" calcext:value-type="string">
            <text:p>Dynamic</text:p>
          </table:table-cell>
          <table:table-cell office:value-type="string" calcext:value-type="string">
            <text:p>not specified</text:p>
          </table:table-cell>
          <table:table-cell office:value-type="string" calcext:value-type="string">
            <text:p>~3.47</text:p>
          </table:table-cell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021865" calcext:value-type="float">
            <text:p>0.021865</text:p>
          </table:table-cell>
          <table:table-cell table:formula="of:=[.E20]/[.E21]" office:value-type="float" office:value="2.18348959524354" calcext:value-type="float">
            <text:p>2.1834895952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3.64</text:p>
          </table:table-cell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0.043497" calcext:value-type="float">
            <text:p>0.043497</text:p>
          </table:table-cell>
          <table:table-cell table:formula="of:=[.E20]/[.E22]" office:value-type="float" office:value="1.09759293744396" calcext:value-type="float">
            <text:p>1.0975929374</text:p>
          </table:table-cell>
          <table:table-cell/>
          <table:table-cell office:value-type="string" calcext:value-type="string">
            <text:p>Dynam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~3.65</text:p>
          </table:table-cell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.192299" calcext:value-type="float">
            <text:p>2.192299</text:p>
          </table:table-cell>
          <table:table-cell table:number-columns-repeated="2"/>
          <table:table-cell office:value-type="string" calcext:value-type="string">
            <text:p>Dynami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~3.61</text:p>
          </table:table-cell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.592572" calcext:value-type="float">
            <text:p>0.592572</text:p>
          </table:table-cell>
          <table:table-cell table:formula="of:=[.E23]/[.E24]" office:value-type="float" office:value="3.69963312475109" calcext:value-type="float">
            <text:p>3.6996331248</text:p>
          </table:table-cell>
          <table:table-cell/>
          <table:table-cell office:value-type="string" calcext:value-type="string">
            <text:p>Guide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~3.66</text:p>
          </table:table-cell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0.827131" calcext:value-type="float">
            <text:p>0.827131</text:p>
          </table:table-cell>
          <table:table-cell table:formula="of:=[.E23]/[.E25]" office:value-type="float" office:value="2.65048583598003" calcext:value-type="float">
            <text:p>2.650485836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5" table:number-rows-spanned="1">
            <text:p>Implementation #2- Jordan Added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Samples</text:p>
          </table:table-cell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SpeedU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00776" calcext:value-type="float">
            <text:p>0.000776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000437" calcext:value-type="float">
            <text:p>0.000437</text:p>
          </table:table-cell>
          <table:table-cell table:formula="of:=[.E30]/[.E31]" office:value-type="float" office:value="1.77574370709382" calcext:value-type="float">
            <text:p>1.77574370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0.015844" calcext:value-type="float">
            <text:p>0.015844</text:p>
          </table:table-cell>
          <table:table-cell table:formula="of:=[.E30]/[.E32]" office:value-type="float" office:value="0.0489775309265337" calcext:value-type="float">
            <text:p>0.04897753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38388" calcext:value-type="float">
            <text:p>0.0383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021834" calcext:value-type="float">
            <text:p>0.021834</text:p>
          </table:table-cell>
          <table:table-cell table:formula="of:=[.E33]/[.E34]" office:value-type="float" office:value="1.7581753228909" calcext:value-type="float">
            <text:p>1.75817532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0.036595" calcext:value-type="float">
            <text:p>0.036595</text:p>
          </table:table-cell>
          <table:table-cell table:formula="of:=[.E33]/[.E35]" office:value-type="float" office:value="1.0489957644487" calcext:value-type="float">
            <text:p>1.04899576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.202961" calcext:value-type="float">
            <text:p>2.20296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.609167" calcext:value-type="float">
            <text:p>0.609167</text:p>
          </table:table-cell>
          <table:table-cell table:formula="of:=[.E36]/[.E37]" office:value-type="float" office:value="3.61634986793441" calcext:value-type="float">
            <text:p>3.61634986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0.831312" calcext:value-type="float">
            <text:p>0.831312</text:p>
          </table:table-cell>
          <table:table-cell table:formula="of:=[.E36]/[.E38]" office:value-type="float" office:value="2.6499809938988" calcext:value-type="float">
            <text:p>2.649980993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5" table:number-rows-spanned="1">
            <text:p>Implementation #3- Simple for Added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Samples</text:p>
          </table:table-cell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SpeedU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01105" calcext:value-type="float">
            <text:p>0.001105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00043" calcext:value-type="float">
            <text:p>0.00043</text:p>
          </table:table-cell>
          <table:table-cell table:formula="of:=[.E42]/[.E43]" office:value-type="float" office:value="2.56976744186046" calcext:value-type="float">
            <text:p>2.56976744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0.022912" calcext:value-type="float">
            <text:p>0.022912</text:p>
          </table:table-cell>
          <table:table-cell table:formula="of:=[.E42]/[.E44]" office:value-type="float" office:value="0.0482280027932961" calcext:value-type="float">
            <text:p>0.04822800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52014" calcext:value-type="float">
            <text:p>0.05201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23737" calcext:value-type="float">
            <text:p>0.23737</text:p>
          </table:table-cell>
          <table:table-cell table:formula="of:=[.E45]/[.E46]" office:value-type="float" office:value="0.219126258583646" calcext:value-type="float">
            <text:p>0.21912625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0.042305" calcext:value-type="float">
            <text:p>0.042305</text:p>
          </table:table-cell>
          <table:table-cell table:formula="of:=[.E45]/[.E47]" office:value-type="float" office:value="1.22950005909467" calcext:value-type="float">
            <text:p>1.22950005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.217369" calcext:value-type="float">
            <text:p>2.2173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.605016" calcext:value-type="float">
            <text:p>0.605016</text:p>
          </table:table-cell>
          <table:table-cell table:formula="of:=[.E48]/[.E49]" office:value-type="float" office:value="3.66497580229283" calcext:value-type="float">
            <text:p>3.66497580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0.830947" calcext:value-type="float">
            <text:p>0.830947</text:p>
          </table:table-cell>
          <table:table-cell table:formula="of:=[.E48]/[.E50]" office:value-type="float" office:value="2.66848427156004" calcext:value-type="float">
            <text:p>2.668484271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 style:data-style-name="N2" text:time-value="13:12:33.2014645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3:41:20.649008782</meta:creation-date>
    <meta:generator>LibreOffice/4.3.7.2$Linux_X86_64 LibreOffice_project/430$Build-2</meta:generator>
    <dc:date>2017-03-21T14:36:42.435310631</dc:date>
    <meta:editing-duration>PT35M4S</meta:editing-duration>
    <meta:editing-cycles>2</meta:editing-cycles>
    <dc:creator>John </dc:creator>
    <meta:document-statistic meta:table-count="1" meta:cell-count="224" meta:object-count="0"/>
  </office:meta>
</office:document-meta>
</file>